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97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3.13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map style:condition="cell-content()&gt;=1000000000" style:apply-style-name="Untitled1" style:base-cell-address="results.C1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3" table:default-cell-style-name="ce4"/>
        <table:table-column table:style-name="co4" table:default-cell-style-name="ce5"/>
        <table:table-column table:style-name="co5" table:number-columns-repeated="1018" table:default-cell-style-name="ce1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Percent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-----------------</text:p>
          </table:table-cell>
          <table:table-cell table:formula="of:=SUM([.C3:.C300])" office:value-type="float" office:value="57813372928" calcext:value-type="float">
            <text:p>57813.37 MB</text:p>
          </table:table-cell>
          <table:table-cell table:formula="of:=SUM([.D3:.D300])" office:value-type="float" office:value="51850059776" calcext:value-type="float">
            <text:p>51850.06 MB</text:p>
          </table:table-cell>
          <table:table-cell table:formula="of:=[.C2]-[.D2]" office:value-type="float" office:value="5963313152" calcext:value-type="float">
            <text:p>5963.31 MB</text:p>
          </table:table-cell>
          <table:table-cell table:formula="of:=ROUND([.D2]/[.C2]*100;2) &amp; &quot;% // &quot; &amp; ROUND(AVERAGE([.F3:.F300])*100;2) &amp; &quot;%&quot;" office:value-type="string" office:string-value="89.69% // 83.95%" calcext:value-type="string">
            <text:p>89.69% // 83.9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 A.D.</text:p>
          </table:table-cell>
          <table:table-cell office:value-type="string" calcext:value-type="string">
            <text:p>Alpha 24</text:p>
          </table:table-cell>
          <table:table-cell office:value-type="float" office:value="3829227520" calcext:value-type="float">
            <text:p>3829.23 MB</text:p>
          </table:table-cell>
          <table:table-cell office:value-type="float" office:value="987701248" calcext:value-type="float">
            <text:p>987.70 MB</text:p>
          </table:table-cell>
          <table:table-cell table:formula="of:=IF([.C3]-[.D3] &gt; 0; [.C3]-[.D3] ; &quot;&quot;)" office:value-type="float" office:value="2841526272" calcext:value-type="float">
            <text:p>2841.53 MB</text:p>
          </table:table-cell>
          <table:table-cell table:formula="of:=IF([.D3] &gt; 0;[.D3]/[.C3];&quot;&quot;)" office:value-type="percentage" office:value="0.257937467241435" calcext:value-type="percentage">
            <text:p>25.7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nderella Phenomenon</text:p>
          </table:table-cell>
          <table:table-cell table:style-name="ce9" office:value-type="float" office:value="1.1" calcext:value-type="float">
            <text:p>1.1</text:p>
          </table:table-cell>
          <table:table-cell office:value-type="float" office:value="1277050880" calcext:value-type="float">
            <text:p>1277.05 MB</text:p>
          </table:table-cell>
          <table:table-cell office:value-type="float" office:value="641560576" calcext:value-type="float">
            <text:p>641.56 MB</text:p>
          </table:table-cell>
          <table:table-cell table:formula="of:=IF([.C4]-[.D4] &gt; 0; [.C4]-[.D4] ; &quot;&quot;)" office:value-type="float" office:value="635490304" calcext:value-type="float">
            <text:p>635.49 MB</text:p>
          </table:table-cell>
          <table:table-cell table:formula="of:=IF([.D4] &gt; 0;[.D4]/[.C4];&quot;&quot;)" office:value-type="percentage" office:value="0.502376675861184" calcext:value-type="percentage">
            <text:p>50.2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warf Fortress</text:p>
          </table:table-cell>
          <table:table-cell office:value-type="string" calcext:value-type="string">
            <text:p>0.47.04</text:p>
          </table:table-cell>
          <table:table-cell office:value-type="float" office:value="33484800" calcext:value-type="float">
            <text:p>33.48 MB</text:p>
          </table:table-cell>
          <table:table-cell office:value-type="float" office:value="20041728" calcext:value-type="float">
            <text:p>20.04 MB</text:p>
          </table:table-cell>
          <table:table-cell table:formula="of:=IF([.C5]-[.D5] &gt; 0; [.C5]-[.D5] ; &quot;&quot;)" office:value-type="float" office:value="13443072" calcext:value-type="float">
            <text:p>13.44 MB</text:p>
          </table:table-cell>
          <table:table-cell table:formula="of:=IF([.D5] &gt; 0;[.D5]/[.C5];&quot;&quot;)" office:value-type="percentage" office:value="0.598532110091743" calcext:value-type="percentage">
            <text:p>59.8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Dungeons</text:p>
          </table:table-cell>
          <table:table-cell office:value-type="string" calcext:value-type="string">
            <text:p>0.7.1</text:p>
          </table:table-cell>
          <table:table-cell office:value-type="float" office:value="201629696" calcext:value-type="float">
            <text:p>201.63 MB</text:p>
          </table:table-cell>
          <table:table-cell office:value-type="float" office:value="127934464" calcext:value-type="float">
            <text:p>127.93 MB</text:p>
          </table:table-cell>
          <table:table-cell table:formula="of:=IF([.C6]-[.D6] &gt; 0; [.C6]-[.D6] ; &quot;&quot;)" office:value-type="float" office:value="73695232" calcext:value-type="float">
            <text:p>73.70 MB</text:p>
          </table:table-cell>
          <table:table-cell table:formula="of:=IF([.D6] &gt; 0;[.D6]/[.C6];&quot;&quot;)" office:value-type="percentage" office:value="0.6345020923902" calcext:value-type="percentage">
            <text:p>63.4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ki Doki Literature Club</text:p>
          </table:table-cell>
          <table:table-cell office:value-type="string" calcext:value-type="string">
            <text:p>1.1.1</text:p>
          </table:table-cell>
          <table:table-cell office:value-type="float" office:value="281923584" calcext:value-type="float">
            <text:p>281.92 MB</text:p>
          </table:table-cell>
          <table:table-cell office:value-type="float" office:value="187473920" calcext:value-type="float">
            <text:p>187.47 MB</text:p>
          </table:table-cell>
          <table:table-cell table:formula="of:=IF([.C7]-[.D7] &gt; 0; [.C7]-[.D7] ; &quot;&quot;)" office:value-type="float" office:value="94449664" calcext:value-type="float">
            <text:p>94.45 MB</text:p>
          </table:table-cell>
          <table:table-cell table:formula="of:=IF([.D7] &gt; 0;[.D7]/[.C7];&quot;&quot;)" office:value-type="percentage" office:value="0.664981330543812" calcext:value-type="percentage">
            <text:p>66.5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tawa Shoujo</text:p>
          </table:table-cell>
          <table:table-cell office:value-type="float" office:value="1.3" calcext:value-type="float">
            <text:p>1.3</text:p>
          </table:table-cell>
          <table:table-cell office:value-type="float" office:value="537247744" calcext:value-type="float">
            <text:p>537.25 MB</text:p>
          </table:table-cell>
          <table:table-cell office:value-type="float" office:value="365490176" calcext:value-type="float">
            <text:p>365.49 MB</text:p>
          </table:table-cell>
          <table:table-cell table:formula="of:=IF([.C8]-[.D8] &gt; 0; [.C8]-[.D8] ; &quot;&quot;)" office:value-type="float" office:value="171757568" calcext:value-type="float">
            <text:p>171.76 MB</text:p>
          </table:table-cell>
          <table:table-cell table:formula="of:=IF([.D8] &gt; 0;[.D8]/[.C8];&quot;&quot;)" office:value-type="percentage" office:value="0.680300997224848" calcext:value-type="percentage">
            <text:p>68.0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onic Commando Rearmed</text:p>
          </table:table-cell>
          <table:table-cell office:value-type="string" calcext:value-type="string">
            <text:p>----</text:p>
          </table:table-cell>
          <table:table-cell office:value-type="float" office:value="397168640" calcext:value-type="float">
            <text:p>397.17 MB</text:p>
          </table:table-cell>
          <table:table-cell office:value-type="float" office:value="310730752" calcext:value-type="float">
            <text:p>310.73 MB</text:p>
          </table:table-cell>
          <table:table-cell table:formula="of:=IF([.C9]-[.D9] &gt; 0; [.C9]-[.D9] ; &quot;&quot;)" office:value-type="float" office:value="86437888" calcext:value-type="float">
            <text:p>86.44 MB</text:p>
          </table:table-cell>
          <table:table-cell table:formula="of:=IF([.D9] &gt; 0;[.D9]/[.C9];&quot;&quot;)" office:value-type="percentage" office:value="0.782364770793585" calcext:value-type="percentage">
            <text:p>78.2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iday Night Funkin</text:p>
          </table:table-cell>
          <table:table-cell office:value-type="string" calcext:value-type="string">
            <text:p>----</text:p>
          </table:table-cell>
          <table:table-cell office:value-type="float" office:value="187723776" calcext:value-type="float">
            <text:p>187.72 MB</text:p>
          </table:table-cell>
          <table:table-cell office:value-type="float" office:value="148316160" calcext:value-type="float">
            <text:p>148.32 MB</text:p>
          </table:table-cell>
          <table:table-cell table:formula="of:=IF([.C10]-[.D10] &gt; 0; [.C10]-[.D10] ; &quot;&quot;)" office:value-type="float" office:value="39407616" calcext:value-type="float">
            <text:p>39.41 MB</text:p>
          </table:table-cell>
          <table:table-cell table:formula="of:=IF([.D10] &gt; 0;[.D10]/[.C10];&quot;&quot;)" office:value-type="percentage" office:value="0.790076585717091" calcext:value-type="percentage">
            <text:p>79.0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 Communist</text:p>
          </table:table-cell>
          <table:table-cell office:value-type="string" calcext:value-type="string">
            <text:p>----</text:p>
          </table:table-cell>
          <table:table-cell office:value-type="float" office:value="66088960" calcext:value-type="float">
            <text:p>66.09 MB</text:p>
          </table:table-cell>
          <table:table-cell office:value-type="float" office:value="54325248" calcext:value-type="float">
            <text:p>54.33 MB</text:p>
          </table:table-cell>
          <table:table-cell table:formula="of:=IF([.C11]-[.D11] &gt; 0; [.C11]-[.D11] ; &quot;&quot;)" office:value-type="float" office:value="11763712" calcext:value-type="float">
            <text:p>11.76 MB</text:p>
          </table:table-cell>
          <table:table-cell table:formula="of:=IF([.D11] &gt; 0;[.D11]/[.C11];&quot;&quot;)" office:value-type="percentage" office:value="0.822001859312054" calcext:value-type="percentage">
            <text:p>82.2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bit Trader</text:p>
          </table:table-cell>
          <table:table-cell office:value-type="string" calcext:value-type="string">
            <text:p>----</text:p>
          </table:table-cell>
          <table:table-cell office:value-type="float" office:value="83648512" calcext:value-type="float">
            <text:p>83.65 MB</text:p>
          </table:table-cell>
          <table:table-cell office:value-type="float" office:value="70623232" calcext:value-type="float">
            <text:p>70.62 MB</text:p>
          </table:table-cell>
          <table:table-cell table:formula="of:=IF([.C12]-[.D12] &gt; 0; [.C12]-[.D12] ; &quot;&quot;)" office:value-type="float" office:value="13025280" calcext:value-type="float">
            <text:p>13.03 MB</text:p>
          </table:table-cell>
          <table:table-cell table:formula="of:=IF([.D12] &gt; 0;[.D12]/[.C12];&quot;&quot;)" office:value-type="percentage" office:value="0.84428557438057" calcext:value-type="percentage">
            <text:p>84.4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ve Is Strange</text:p>
          </table:table-cell>
          <table:table-cell office:value-type="float" office:value="1.2" calcext:value-type="float">
            <text:p>1.2</text:p>
          </table:table-cell>
          <table:table-cell office:value-type="float" office:value="244834304" calcext:value-type="float">
            <text:p>244.83 MB</text:p>
          </table:table-cell>
          <table:table-cell office:value-type="float" office:value="207302656" calcext:value-type="float">
            <text:p>207.30 MB</text:p>
          </table:table-cell>
          <table:table-cell table:formula="of:=IF([.C13]-[.D13] &gt; 0; [.C13]-[.D13] ; &quot;&quot;)" office:value-type="float" office:value="37531648" calcext:value-type="float">
            <text:p>37.53 MB</text:p>
          </table:table-cell>
          <table:table-cell table:formula="of:=IF([.D13] &gt; 0;[.D13]/[.C13];&quot;&quot;)" office:value-type="percentage" office:value="0.846705925653294" calcext:value-type="percentage">
            <text:p>84.6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tween Two Castles - Digital Edition</text:p>
          </table:table-cell>
          <table:table-cell office:value-type="string" calcext:value-type="string">
            <text:p>----</text:p>
          </table:table-cell>
          <table:table-cell office:value-type="float" office:value="631996416" calcext:value-type="float">
            <text:p>632.00 MB</text:p>
          </table:table-cell>
          <table:table-cell office:value-type="float" office:value="544219136" calcext:value-type="float">
            <text:p>544.22 MB</text:p>
          </table:table-cell>
          <table:table-cell table:formula="of:=IF([.C14]-[.D14] &gt; 0; [.C14]-[.D14] ; &quot;&quot;)" office:value-type="float" office:value="87777280" calcext:value-type="float">
            <text:p>87.78 MB</text:p>
          </table:table-cell>
          <table:table-cell table:formula="of:=IF([.D14] &gt; 0;[.D14]/[.C14];&quot;&quot;)" office:value-type="percentage" office:value="0.861111111111111" calcext:value-type="percentage">
            <text:p>86.1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ecraft</text:p>
          </table:table-cell>
          <table:table-cell office:value-type="string" calcext:value-type="string">
            <text:p>1.17.1</text:p>
          </table:table-cell>
          <table:table-cell office:value-type="float" office:value="799768576" calcext:value-type="float">
            <text:p>799.77 MB</text:p>
          </table:table-cell>
          <table:table-cell office:value-type="float" office:value="690884608" calcext:value-type="float">
            <text:p>690.88 MB</text:p>
          </table:table-cell>
          <table:table-cell table:formula="of:=IF([.C15]-[.D15] &gt; 0; [.C15]-[.D15] ; &quot;&quot;)" office:value-type="float" office:value="108883968" calcext:value-type="float">
            <text:p>108.88 MB</text:p>
          </table:table-cell>
          <table:table-cell table:formula="of:=IF([.D15] &gt; 0;[.D15]/[.C15];&quot;&quot;)" office:value-type="percentage" office:value="0.863855656164215" calcext:value-type="percentage">
            <text:p>86.3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 Sonic</text:p>
          </table:table-cell>
          <table:table-cell table:style-name="ce8" office:value-type="string" calcext:value-type="string">
            <text:p>0.1.4</text:p>
          </table:table-cell>
          <table:table-cell office:value-type="float" office:value="18911232" calcext:value-type="float">
            <text:p>18.91 MB</text:p>
          </table:table-cell>
          <table:table-cell office:value-type="float" office:value="16441344" calcext:value-type="float">
            <text:p>16.44 MB</text:p>
          </table:table-cell>
          <table:table-cell table:formula="of:=IF([.C16]-[.D16] &gt; 0; [.C16]-[.D16] ; &quot;&quot;)" office:value-type="float" office:value="2469888" calcext:value-type="float">
            <text:p>2.47 MB</text:p>
          </table:table-cell>
          <table:table-cell table:formula="of:=IF([.D16] &gt; 0;[.D16]/[.C16];&quot;&quot;)" office:value-type="percentage" office:value="0.869395711500975" calcext:value-type="percentage">
            <text:p>86.9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nesia: The Dark Descent</text:p>
          </table:table-cell>
          <table:table-cell office:value-type="string" calcext:value-type="string">
            <text:p>----</text:p>
          </table:table-cell>
          <table:table-cell office:value-type="float" office:value="2616238080" calcext:value-type="float">
            <text:p>2616.24 MB</text:p>
          </table:table-cell>
          <table:table-cell office:value-type="float" office:value="2321989632" calcext:value-type="float">
            <text:p>2321.99 MB</text:p>
          </table:table-cell>
          <table:table-cell table:formula="of:=IF([.C17]-[.D17] &gt; 0; [.C17]-[.D17] ; &quot;&quot;)" office:value-type="float" office:value="294248448" calcext:value-type="float">
            <text:p>294.25 MB</text:p>
          </table:table-cell>
          <table:table-cell table:formula="of:=IF([.D17] &gt; 0;[.D17]/[.C17];&quot;&quot;)" office:value-type="percentage" office:value="0.887529942229111" calcext:value-type="percentage">
            <text:p>88.7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dustry</text:p>
          </table:table-cell>
          <table:table-cell office:value-type="string" calcext:value-type="string">
            <text:p>----</text:p>
          </table:table-cell>
          <table:table-cell office:value-type="float" office:value="112730112" calcext:value-type="float">
            <text:p>112.73 MB</text:p>
          </table:table-cell>
          <table:table-cell office:value-type="float" office:value="101744640" calcext:value-type="float">
            <text:p>101.74 MB</text:p>
          </table:table-cell>
          <table:table-cell table:formula="of:=IF([.C18]-[.D18] &gt; 0; [.C18]-[.D18] ; &quot;&quot;)" office:value-type="float" office:value="10985472" calcext:value-type="float">
            <text:p>10.99 MB</text:p>
          </table:table-cell>
          <table:table-cell table:formula="of:=IF([.D18] &gt; 0;[.D18]/[.C18];&quot;&quot;)" office:value-type="percentage" office:value="0.902550686723349" calcext:value-type="percentage">
            <text:p>90.2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lltale’s Back to the Future (1-5)</text:p>
          </table:table-cell>
          <table:table-cell office:value-type="string" calcext:value-type="string">
            <text:p>----</text:p>
          </table:table-cell>
          <table:table-cell office:value-type="float" office:value="2474823680" calcext:value-type="float">
            <text:p>2474.82 MB</text:p>
          </table:table-cell>
          <table:table-cell office:value-type="float" office:value="2236235776" calcext:value-type="float">
            <text:p>2236.24 MB</text:p>
          </table:table-cell>
          <table:table-cell table:formula="of:=IF([.C19]-[.D19] &gt; 0; [.C19]-[.D19] ; &quot;&quot;)" office:value-type="float" office:value="238587904" calcext:value-type="float">
            <text:p>238.59 MB</text:p>
          </table:table-cell>
          <table:table-cell table:formula="of:=IF([.D19] &gt; 0;[.D19]/[.C19];&quot;&quot;)" office:value-type="percentage" office:value="0.903593978864789" calcext:value-type="percentage">
            <text:p>90.3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terfall InSanity</text:p>
          </table:table-cell>
          <table:table-cell office:value-type="string" calcext:value-type="string">
            <text:p>----</text:p>
          </table:table-cell>
          <table:table-cell office:value-type="float" office:value="7389626368" calcext:value-type="float">
            <text:p>7389.63 MB</text:p>
          </table:table-cell>
          <table:table-cell office:value-type="float" office:value="6802223104" calcext:value-type="float">
            <text:p>6802.22 MB</text:p>
          </table:table-cell>
          <table:table-cell table:formula="of:=IF([.C20]-[.D20] &gt; 0; [.C20]-[.D20] ; &quot;&quot;)" office:value-type="float" office:value="587403264" calcext:value-type="float">
            <text:p>587.40 MB</text:p>
          </table:table-cell>
          <table:table-cell table:formula="of:=IF([.D20] &gt; 0;[.D20]/[.C20];&quot;&quot;)" office:value-type="percentage" office:value="0.92050974775346" calcext:value-type="percentage">
            <text:p>92.0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 Capitalist</text:p>
          </table:table-cell>
          <table:table-cell office:value-type="string" calcext:value-type="string">
            <text:p>----</text:p>
          </table:table-cell>
          <table:table-cell office:value-type="float" office:value="533676032" calcext:value-type="float">
            <text:p>533.68 MB</text:p>
          </table:table-cell>
          <table:table-cell office:value-type="float" office:value="499683328" calcext:value-type="float">
            <text:p>499.68 MB</text:p>
          </table:table-cell>
          <table:table-cell table:formula="of:=IF([.C21]-[.D21] &gt; 0; [.C21]-[.D21] ; &quot;&quot;)" office:value-type="float" office:value="33992704" calcext:value-type="float">
            <text:p>33.99 MB</text:p>
          </table:table-cell>
          <table:table-cell table:formula="of:=IF([.D21] &gt; 0;[.D21]/[.C21];&quot;&quot;)" office:value-type="percentage" office:value="0.936304608111012" calcext:value-type="percentage">
            <text:p>93.6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civ</text:p>
          </table:table-cell>
          <table:table-cell office:value-type="string" calcext:value-type="string">
            <text:p>3.11.16</text:p>
          </table:table-cell>
          <table:table-cell office:value-type="float" office:value="36458496" calcext:value-type="float">
            <text:p>36.46 MB</text:p>
          </table:table-cell>
          <table:table-cell office:value-type="float" office:value="34213888" calcext:value-type="float">
            <text:p>34.21 MB</text:p>
          </table:table-cell>
          <table:table-cell table:formula="of:=IF([.C22]-[.D22] &gt; 0; [.C22]-[.D22] ; &quot;&quot;)" office:value-type="float" office:value="2244608" calcext:value-type="float">
            <text:p>2.24 MB</text:p>
          </table:table-cell>
          <table:table-cell table:formula="of:=IF([.D22] &gt; 0;[.D22]/[.C22];&quot;&quot;)" office:value-type="percentage" office:value="0.938433883833277" calcext:value-type="percentage">
            <text:p>93.8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 Of Shuggy</text:p>
          </table:table-cell>
          <table:table-cell office:value-type="string" calcext:value-type="string">
            <text:p>----</text:p>
          </table:table-cell>
          <table:table-cell office:value-type="float" office:value="100532224" calcext:value-type="float">
            <text:p>100.53 MB</text:p>
          </table:table-cell>
          <table:table-cell office:value-type="float" office:value="95318016" calcext:value-type="float">
            <text:p>95.32 MB</text:p>
          </table:table-cell>
          <table:table-cell table:formula="of:=IF([.C23]-[.D23] &gt; 0; [.C23]-[.D23] ; &quot;&quot;)" office:value-type="float" office:value="5214208" calcext:value-type="float">
            <text:p>5.21 MB</text:p>
          </table:table-cell>
          <table:table-cell table:formula="of:=IF([.D23] &gt; 0;[.D23]/[.C23];&quot;&quot;)" office:value-type="percentage" office:value="0.948133963494133" calcext:value-type="percentage">
            <text:p>94.8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e of Wonders III</text:p>
          </table:table-cell>
          <table:table-cell office:value-type="string" calcext:value-type="string">
            <text:p>----</text:p>
          </table:table-cell>
          <table:table-cell office:value-type="float" office:value="4046716928" calcext:value-type="float">
            <text:p>4046.72 MB</text:p>
          </table:table-cell>
          <table:table-cell office:value-type="float" office:value="3932160000" calcext:value-type="float">
            <text:p>3932.16 MB</text:p>
          </table:table-cell>
          <table:table-cell table:formula="of:=IF([.C24]-[.D24] &gt; 0; [.C24]-[.D24] ; &quot;&quot;)" office:value-type="float" office:value="114556928" calcext:value-type="float">
            <text:p>114.56 MB</text:p>
          </table:table-cell>
          <table:table-cell table:formula="of:=IF([.D24] &gt; 0;[.D24]/[.C24];&quot;&quot;)" office:value-type="percentage" office:value="0.971691390814277" calcext:value-type="percentage">
            <text:p>97.1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man Arkham Asylum GOTY</text:p>
          </table:table-cell>
          <table:table-cell office:value-type="string" calcext:value-type="string">
            <text:p>----</text:p>
          </table:table-cell>
          <table:table-cell office:value-type="float" office:value="8479170560" calcext:value-type="float">
            <text:p>8479.17 MB</text:p>
          </table:table-cell>
          <table:table-cell office:value-type="float" office:value="8295231488" calcext:value-type="float">
            <text:p>8295.23 MB</text:p>
          </table:table-cell>
          <table:table-cell table:formula="of:=IF([.C25]-[.D25] &gt; 0; [.C25]-[.D25] ; &quot;&quot;)" office:value-type="float" office:value="183939072" calcext:value-type="float">
            <text:p>183.94 MB</text:p>
          </table:table-cell>
          <table:table-cell table:formula="of:=IF([.D25] &gt; 0;[.D25]/[.C25];&quot;&quot;)" office:value-type="percentage" office:value="0.978306949872229" calcext:value-type="percentage">
            <text:p>97.8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nesia: A Machine for Pigs</text:p>
          </table:table-cell>
          <table:table-cell office:value-type="string" calcext:value-type="string">
            <text:p>----</text:p>
          </table:table-cell>
          <table:table-cell office:value-type="float" office:value="5474930688" calcext:value-type="float">
            <text:p>5474.93 MB</text:p>
          </table:table-cell>
          <table:table-cell office:value-type="float" office:value="5357056000" calcext:value-type="float">
            <text:p>5357.06 MB</text:p>
          </table:table-cell>
          <table:table-cell table:formula="of:=IF([.C26]-[.D26] &gt; 0; [.C26]-[.D26] ; &quot;&quot;)" office:value-type="float" office:value="117874688" calcext:value-type="float">
            <text:p>117.87 MB</text:p>
          </table:table-cell>
          <table:table-cell table:formula="of:=IF([.D26] &gt; 0;[.D26]/[.C26];&quot;&quot;)" office:value-type="percentage" office:value="0.97847010405842" calcext:value-type="percentage">
            <text:p>97.8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zBlue Continuum Shift Extend</text:p>
          </table:table-cell>
          <table:table-cell office:value-type="string" calcext:value-type="string">
            <text:p>----</text:p>
          </table:table-cell>
          <table:table-cell office:value-type="float" office:value="9261002752" calcext:value-type="float">
            <text:p>9261.00 MB</text:p>
          </table:table-cell>
          <table:table-cell office:value-type="float" office:value="9157869568" calcext:value-type="float">
            <text:p>9157.87 MB</text:p>
          </table:table-cell>
          <table:table-cell table:formula="of:=IF([.C27]-[.D27] &gt; 0; [.C27]-[.D27] ; &quot;&quot;)" office:value-type="float" office:value="103133184" calcext:value-type="float">
            <text:p>103.13 MB</text:p>
          </table:table-cell>
          <table:table-cell table:formula="of:=IF([.D27] &gt; 0;[.D27]/[.C27];&quot;&quot;)" office:value-type="percentage" office:value="0.988863713059827" calcext:value-type="percentage">
            <text:p>98.8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ncast</text:p>
          </table:table-cell>
          <table:table-cell office:value-type="string" calcext:value-type="string">
            <text:p>----</text:p>
          </table:table-cell>
          <table:table-cell office:value-type="float" office:value="1637982208" calcext:value-type="float">
            <text:p>1637.98 MB</text:p>
          </table:table-cell>
          <table:table-cell office:value-type="float" office:value="1621139456" calcext:value-type="float">
            <text:p>1621.14 MB</text:p>
          </table:table-cell>
          <table:table-cell table:formula="of:=IF([.C28]-[.D28] &gt; 0; [.C28]-[.D28] ; &quot;&quot;)" office:value-type="float" office:value="16842752" calcext:value-type="float">
            <text:p>16.84 MB</text:p>
          </table:table-cell>
          <table:table-cell table:formula="of:=IF([.D28] &gt; 0;[.D28]/[.C28];&quot;&quot;)" office:value-type="percentage" office:value="0.989717377931373" calcext:value-type="percentage">
            <text:p>98.9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leration of Suguri 2</text:p>
          </table:table-cell>
          <table:table-cell office:value-type="string" calcext:value-type="string">
            <text:p>----</text:p>
          </table:table-cell>
          <table:table-cell office:value-type="float" office:value="1161973760" calcext:value-type="float">
            <text:p>1161.97 MB</text:p>
          </table:table-cell>
          <table:table-cell office:value-type="float" office:value="1153892352" calcext:value-type="float">
            <text:p>1153.89 MB</text:p>
          </table:table-cell>
          <table:table-cell table:formula="of:=IF([.C29]-[.D29] &gt; 0; [.C29]-[.D29] ; &quot;&quot;)" office:value-type="float" office:value="8081408" calcext:value-type="float">
            <text:p>8.08 MB</text:p>
          </table:table-cell>
          <table:table-cell table:formula="of:=IF([.D29] &gt; 0;[.D29]/[.C29];&quot;&quot;)" office:value-type="percentage" office:value="0.993045102842942" calcext:value-type="percentage">
            <text:p>99.3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atha Christie – The ABC Murders</text:p>
          </table:table-cell>
          <table:table-cell office:value-type="string" calcext:value-type="string">
            <text:p>----</text:p>
          </table:table-cell>
          <table:table-cell office:value-type="float" office:value="2739146752" calcext:value-type="float">
            <text:p>2739.15 MB</text:p>
          </table:table-cell>
          <table:table-cell office:value-type="float" office:value="2722668544" calcext:value-type="float">
            <text:p>2722.67 MB</text:p>
          </table:table-cell>
          <table:table-cell table:formula="of:=IF([.C30]-[.D30] &gt; 0; [.C30]-[.D30] ; &quot;&quot;)" office:value-type="float" office:value="16478208" calcext:value-type="float">
            <text:p>16.48 MB</text:p>
          </table:table-cell>
          <table:table-cell table:formula="of:=IF([.D30] &gt; 0;[.D30]/[.C30];&quot;&quot;)" office:value-type="percentage" office:value="0.993984182122419" calcext:value-type="percentage">
            <text:p>99.4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% Orange Juice</text:p>
          </table:table-cell>
          <table:table-cell office:value-type="string" calcext:value-type="string">
            <text:p>----</text:p>
          </table:table-cell>
          <table:table-cell office:value-type="float" office:value="3157659648" calcext:value-type="float">
            <text:p>3157.66 MB</text:p>
          </table:table-cell>
          <table:table-cell office:value-type="float" office:value="3145588736" calcext:value-type="float">
            <text:p>3145.59 MB</text:p>
          </table:table-cell>
          <table:table-cell table:formula="of:=IF([.C31]-[.D31] &gt; 0; [.C31]-[.D31] ; &quot;&quot;)" office:value-type="float" office:value="12070912" calcext:value-type="float">
            <text:p>12.07 MB</text:p>
          </table:table-cell>
          <table:table-cell table:formula="of:=IF([.D31] &gt; 0;[.D31]/[.C31];&quot;&quot;)" office:value-type="percentage" office:value="0.996177259950215" calcext:value-type="percentage">
            <text:p>99.62%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sults.C1:results.E1048576">
            <calcext:condition calcext:apply-style-name="Untitled1" calcext:value="&gt;=1000000000" calcext:base-cell-address="results.C1"/>
          </calcext:conditional-format>
        </calcext:conditional-formats>
      </table:table>
      <table:named-expressions/>
      <table:database-ranges>
        <table:database-range table:name="Data" table:target-range-address="results.A3:results.F59" table:on-update-keep-styles="true" table:on-update-keep-size="false">
          <table:sort>
            <table:sort-by table:field-number="5" table:data-type="automatic"/>
            <table:sort-by table:field-number="0" table:data-type="automatic"/>
          </table:sort>
        </table:database-range>
        <table:database-range table:name="__Anonymous_Sheet_DB__0" table:target-range-address="results.A3:results.F13" table:contains-header="false">
          <table:sort>
            <table:sort-by table:field-number="5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number number:decimal-places="2" number:min-decimal-places="2" number:min-integer-digits="1" number:display-factor="1000000000"/>
      <number:text> GB</number:text>
    </number:number-style>
    <number:number-style style:name="N113P1" style:volatile="true">
      <number:number number:decimal-places="2" number:min-decimal-places="2" number:min-integer-digits="1" number:display-factor="1000000000000"/>
      <number:text> TB</number:text>
    </number:number-style>
    <number:number-style style:name="N113">
      <number:number number:decimal-places="2" number:min-decimal-places="2" number:min-integer-digits="1" number:grouping="true" number:display-factor="1000000000000000"/>
      <number:text> PB</number:text>
      <style:map style:condition="value()&lt;1000000000000" style:apply-style-name="N113P0"/>
      <style:map style:condition="value()&lt;1000000000000000" style:apply-style-name="N113P1"/>
    </number:number-style>
    <number:number-style style:name="N116P0" style:volatile="true">
      <number:number number:decimal-places="2" number:min-decimal-places="2" number:min-integer-digits="1"/>
      <number:text>  B</number:text>
    </number:number-style>
    <number:number-style style:name="N116P1" style:volatile="true">
      <number:number number:decimal-places="2" number:min-decimal-places="2" number:min-integer-digits="1" number:display-factor="1000"/>
      <number:text> KB</number:text>
    </number:number-style>
    <number:number-style style:name="N116">
      <number:number number:decimal-places="2" number:min-decimal-places="2" number:min-integer-digits="1" number:display-factor="1000000"/>
      <number:text> MB</number:text>
      <style:map style:condition="value()&lt;1000" style:apply-style-name="N116P0"/>
      <style:map style:condition="value()&lt;1000000" style:apply-style-name="N116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 style:data-style-name="N113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23:39:46.9735868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1T18:06:36.979509926</dc:date>
    <meta:editing-duration>P1DT17H53S</meta:editing-duration>
    <meta:editing-cycles>46</meta:editing-cycles>
    <meta:generator>LibreOffice/7.1.7.2$Linux_X86_64 LibreOffice_project/10$Build-2</meta:generator>
    <meta:document-statistic meta:table-count="1" meta:cell-count="186" meta:object-count="0"/>
  </office:meta>
</office:document-meta>
</file>